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officeooo:paragraph-rsid="000e712e"/>
    </style:style>
    <style:style style:name="P3" style:family="paragraph" style:parent-style-name="Table_20_Contents">
      <style:text-properties officeooo:rsid="001142ec" officeooo:paragraph-rsid="001142ec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center" style:justify-single-word="false"/>
      <style:text-properties style:font-name="Arial" fo:font-size="11pt" fo:font-style="italic" fo:font-weight="normal" officeooo:rsid="0014273e" officeooo:paragraph-rsid="0014273e" style:font-size-asian="11pt" style:font-style-asian="italic" style:font-weight-asian="normal" style:font-size-complex="11pt" style:font-style-complex="italic" style:font-weight-complex="normal"/>
    </style:style>
    <style:style style:name="P7" style:family="paragraph" style:parent-style-name="Azione_20_sistema">
      <style:text-properties officeooo:rsid="000f82ff" officeooo:paragraph-rsid="000f82ff"/>
    </style:style>
    <style:style style:name="P8" style:family="paragraph" style:parent-style-name="Azione_20_sistema" style:list-style-name="L1">
      <style:text-properties officeooo:rsid="000f82ff" officeooo:paragraph-rsid="000f82ff"/>
    </style:style>
    <style:style style:name="P9" style:family="paragraph" style:parent-style-name="Azione_20_sistema" style:list-style-name="L1">
      <style:text-properties officeooo:rsid="0012a3f9" officeooo:paragraph-rsid="0012a3f9"/>
    </style:style>
    <style:style style:name="P10" style:family="paragraph" style:parent-style-name="Azione_20_sistema" style:list-style-name="Numerazione_20_UC">
      <style:text-properties officeooo:rsid="0012a3f9" officeooo:paragraph-rsid="001486bf"/>
    </style:style>
    <style:style style:name="P11" style:family="paragraph" style:parent-style-name="Azione_20_sistema" style:list-style-name="L1">
      <style:text-properties officeooo:rsid="0010d2c3" officeooo:paragraph-rsid="0010d2c3"/>
    </style:style>
    <style:style style:name="P12" style:family="paragraph" style:parent-style-name="Azione_20_sistema">
      <style:text-properties officeooo:rsid="0013bb02" officeooo:paragraph-rsid="0010d2c3"/>
    </style:style>
    <style:style style:name="P13" style:family="paragraph" style:parent-style-name="Azione_20_sistema" style:list-style-name="Numerazione_20_UC">
      <style:text-properties officeooo:rsid="0011e305" officeooo:paragraph-rsid="001486bf"/>
    </style:style>
    <style:style style:name="P14" style:family="paragraph" style:parent-style-name="Azione_20_sistema">
      <style:text-properties officeooo:rsid="0011e305" officeooo:paragraph-rsid="001486bf"/>
    </style:style>
    <style:style style:name="P15" style:family="paragraph" style:parent-style-name="Azione_20_sistema" style:list-style-name="L1">
      <style:paragraph-properties fo:margin-left="0cm" fo:margin-right="0cm" fo:text-indent="0cm" style:auto-text-indent="false"/>
      <style:text-properties officeooo:rsid="0011e305" officeooo:paragraph-rsid="0011e305"/>
    </style:style>
    <style:style style:name="P16" style:family="paragraph" style:parent-style-name="Table_20_Contents" style:list-style-name="L2">
      <style:text-properties officeooo:rsid="000e712e" officeooo:paragraph-rsid="000e712e"/>
    </style:style>
    <style:style style:name="P17" style:family="paragraph" style:parent-style-name="Azione_20_attore">
      <style:text-properties officeooo:rsid="000f82ff" officeooo:paragraph-rsid="000f82ff"/>
    </style:style>
    <style:style style:name="P18" style:family="paragraph" style:parent-style-name="Azione_20_attore" style:list-style-name="L1">
      <style:text-properties officeooo:rsid="000f82ff" officeooo:paragraph-rsid="000f82ff"/>
    </style:style>
    <style:style style:name="P19" style:family="paragraph" style:parent-style-name="Azione_20_attore">
      <style:text-properties officeooo:paragraph-rsid="000f82ff"/>
    </style:style>
    <style:style style:name="P20" style:family="paragraph" style:parent-style-name="Azione_20_attore" style:list-style-name="L1">
      <style:text-properties officeooo:rsid="0012a3f9" officeooo:paragraph-rsid="0012a3f9"/>
    </style:style>
    <style:style style:name="P21" style:family="paragraph" style:parent-style-name="Azione_20_attore">
      <style:text-properties officeooo:rsid="0012a3f9" officeooo:paragraph-rsid="001486bf"/>
    </style:style>
    <style:style style:name="P22" style:family="paragraph" style:parent-style-name="Azione_20_attore" style:list-style-name="L1">
      <style:text-properties officeooo:rsid="0010d2c3" officeooo:paragraph-rsid="0010d2c3"/>
    </style:style>
    <style:style style:name="P23" style:family="paragraph" style:parent-style-name="Azione_20_attore" style:list-style-name="Numerazione_20_UC">
      <style:text-properties officeooo:rsid="0013bb02" officeooo:paragraph-rsid="001486bf"/>
    </style:style>
    <style:style style:name="P24" style:family="paragraph" style:parent-style-name="Azione_20_attore" style:list-style-name="Numerazione_20_UC">
      <style:text-properties officeooo:rsid="0011e305" officeooo:paragraph-rsid="001486bf"/>
    </style:style>
    <style:style style:name="T1" style:family="text">
      <style:text-properties officeooo:rsid="000e712e"/>
    </style:style>
    <style:style style:name="T2" style:family="text">
      <style:text-properties officeooo:rsid="000f82ff"/>
    </style:style>
    <style:style style:name="T3" style:family="text">
      <style:text-properties officeooo:rsid="0010d2c3"/>
    </style:style>
    <style:style style:name="T4" style:family="text">
      <style:text-properties officeooo:rsid="000f1de7"/>
    </style:style>
    <style:style style:name="T5" style:family="text">
      <style:text-properties officeooo:rsid="0012a3f9"/>
    </style:style>
    <style:style style:name="T6" style:family="text">
      <style:text-properties officeooo:rsid="00134f7c"/>
    </style:style>
    <style:style style:name="T7" style:family="text">
      <style:text-properties officeooo:rsid="001486bf"/>
    </style:style>
    <style:style style:name="T8" style:family="text">
      <style:text-properties officeooo:rsid="00149809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3.134cm" fo:text-indent="-0.635cm" fo:margin-left="3.134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3.769cm" fo:text-indent="-0.635cm" fo:margin-left="3.769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4.404cm" fo:text-indent="-0.635cm" fo:margin-left="4.40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5.039cm" fo:text-indent="-0.635cm" fo:margin-left="5.039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5.674cm" fo:text-indent="-0.635cm" fo:margin-left="5.674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6.309cm" fo:text-indent="-0.635cm" fo:margin-left="6.309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6.944cm" fo:text-indent="-0.635cm" fo:margin-left="6.944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7.579cm" fo:text-indent="-0.635cm" fo:margin-left="7.579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8.214cm" fo:text-indent="-0.635cm" fo:margin-left="8.214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8.849cm" fo:text-indent="-0.635cm" fo:margin-left="8.849cm"/>
        </style:list-level-properties>
      </text:list-level-style-bullet>
    </text:list-style>
    <text:list-style style:name="L2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)" style:num-format="a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)" style:num-format="a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)" style:num-format="a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)" style:num-format="a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)" style:num-format="a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)" style:num-format="a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)" style:num-format="a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)" style:num-format="a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)" style:num-format="a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3">Creazione Account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3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P3">Genitore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3">Utente accede al sistema per creare un nuovo Account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20353119" text:style-name="Numerazione_20_UC">
              <text:list-item text:start-value="1">
                <text:p text:style-name="P17"><text:s/>L'utente accede alla pagina contente il form di compilazione.</text:p>
                <text:p text:style-name="P7"/>
              </text:list-item>
              <text:list-item>
                <text:p text:style-name="P7"><text:s/>Il sistema mostra la pagina richiesta ed attende un eventuale commit.</text:p>
                <text:p text:style-name="P17"/>
              </text:list-item>
              <text:list-item>
                <text:p text:style-name="P19"><text:span text:style-name="T2">L'utente inizia la compilazione dei campi </text:span><text:span text:style-name="T3">del richiedente</text:span><text:span text:style-name="T2">:</text:span></text:p>
              </text:list-item>
            </text:list>
            <text:list xml:id="list20367012" text:style-name="L1">
              <text:list-item>
                <text:p text:style-name="P8">Nome : stringa di caratteri</text:p>
              </text:list-item>
              <text:list-item>
                <text:p text:style-name="P18">Cognome: stringa di caratteri</text:p>
              </text:list-item>
              <text:list-item>
                <text:p text:style-name="P9">Password: stringa di caratteri</text:p>
              </text:list-item>
              <text:list-item>
                <text:p text:style-name="P20">Conferma Password: stringa di caratteri</text:p>
              </text:list-item>
              <text:list-item>
                <text:p text:style-name="P11">telefono: sequenza di interi</text:p>
              </text:list-item>
              <text:list-item>
                <text:p text:style-name="P22">email: stringa di caratteri</text:p>
              </text:list-item>
            </text:list>
            <text:list xml:id="list20369238" text:continue-list="list20353119" text:style-name="Numerazione_20_UC">
              <text:list-header>
                <text:p text:style-name="P12"/>
              </text:list-header>
              <text:list-item>
                <text:p text:style-name="P23">Sbarrando le caselle di interesse dichiara la situazione lavorativa ed eventuali rapporti con l'Ateneo e/o comune di Fisciano.</text:p>
              </text:list-item>
            </text:list>
            <text:list xml:id="list20355347" text:continue-list="list20367012" text:style-name="L1">
              <text:list-header>
                <text:p text:style-name="P15"/>
              </text:list-header>
            </text:list>
            <text:list xml:id="list20338610" text:continue-list="list20369238" text:style-name="Numerazione_20_UC">
              <text:list-item>
                <text:p text:style-name="P24">Sottomette la domanda.</text:p>
                <text:p text:style-name="P13"/>
              </text:list-item>
              <text:list-item>
                <text:p text:style-name="P14"><text:s/><text:span text:style-name="T5">Il sistema </text:span><text:span text:style-name="T6">registra un account auto-generato basandosi su dati anagrafici. V</text:span><text:span text:style-name="T5">isualizza un messaggio di avvenuto invio e corretta compilazione dei campi invitando l'utente a confermare <text:s/>l'email nella propria casella di posta.</text:span></text:p>
                <text:p text:style-name="P21"/>
              </text:list-item>
              <text:list-item>
                <text:p text:style-name="P24"><text:span text:style-name="T5"><text:s/>L'utente </text:span><text:span text:style-name="T6">ottiene i dati dell'account e </text:span><text:span text:style-name="T5">conferma la propria e-mail.</text:span></text:p>
                <text:p text:style-name="P10"/>
              </text:list-item>
              <text:list-item>
                <text:p text:style-name="P14"><text:s/><text:span text:style-name="T7">Il sistema visualizza un messaggio di avvenuta conferma <text:s/>dell'email, e corretta creazione dell'account richiesto.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<text:span text:style-name="T7">E</text:span>xit condition</text:p>
          </table:table-cell>
          <table:table-cell table:style-name="Tabella33.B2" office:value-type="string">
            <text:p text:style-name="P3">Il sistema controlla la corretta compilazione dei campi richiesta e conferma la creazione del nuovo Account.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list xml:id="list20353122" text:style-name="L2">
              <text:list-item>
                <text:p text:style-name="P16">Nel caso di errata compilazione dei campi, il sistema mostra all’utente una schermata di errore e invita alla revisione del campo interrato</text:p>
              </text:list-item>
            </text:list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2"><text:span text:style-name="T1">Il sistema deve garantire la corretta </text:span><text:span text:style-name="T4">compilazione e </text:span><text:span text:style-name="T1">trasmissione dei dati inseriti dall'utente </text:span><text:span text:style-name="T8">con tempo non superiore a 5 secondi.</text:span></text:p>
          </table:table-cell>
        </table:table-row>
      </table:table>
      <text:p text:style-name="P5"/>
      <text:p text:style-name="P6">UC_A_46 Creazione accoun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OpenSymbol" svg:font-family="OpenSymbo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1T17:21:26.51</meta:creation-date>
    <meta:editing-duration>PT7M48S</meta:editing-duration>
    <meta:editing-cycles>10</meta:editing-cycles>
    <meta:generator>LibreOffice/3.6$Windows_x86 LibreOffice_project/da8c1e6-fd468f4-454e206-f42a4a9-143cfd</meta:generator>
    <dc:date>2012-10-24T00:21:56.69</dc:date>
    <meta:document-statistic meta:table-count="1" meta:image-count="0" meta:object-count="0" meta:page-count="1" meta:paragraph-count="30" meta:word-count="237" meta:character-count="1565" meta:non-whitespace-character-count="1366"/>
  </office:meta>
</office:document-meta>
</file>